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weight="bold" officeooo:rsid="00216306" officeooo:paragraph-rsid="00216306" style:font-weight-asian="bold" style:font-weight-complex="bold"/>
    </style:style>
    <style:style style:name="P3" style:family="paragraph" style:parent-style-name="Text_20_body">
      <style:paragraph-properties fo:text-align="center" style:justify-single-word="false"/>
      <style:text-properties style:font-name="Arial" fo:font-weight="normal" officeooo:rsid="00216306" officeooo:paragraph-rsid="00216306" style:font-weight-asian="normal" style:font-weight-complex="normal"/>
    </style:style>
    <style:style style:name="P4" style:family="paragraph" style:parent-style-name="Text_20_body">
      <style:paragraph-properties fo:text-align="center" style:justify-single-word="false" fo:break-before="page"/>
      <style:text-properties style:font-name="Arial" fo:font-size="16pt" fo:font-weight="bold" officeooo:rsid="00216306" officeooo:paragraph-rsid="00216306" style:font-size-asian="14pt" style:font-weight-asian="bold" style:font-size-complex="16pt" style:font-weight-complex="bold"/>
    </style:style>
    <style:style style:name="P5" style:family="paragraph" style:parent-style-name="Text_20_body">
      <style:paragraph-properties fo:text-align="center" style:justify-single-word="false"/>
      <style:text-properties style:font-name="Arial" fo:font-size="16pt" fo:font-weight="bold" officeooo:rsid="00216306" officeooo:paragraph-rsid="00216306" style:font-size-asian="14pt" style:font-weight-asian="bold" style:font-size-complex="16pt" style:font-weight-complex="bold"/>
    </style:style>
    <style:style style:name="P6" style:family="paragraph" style:parent-style-name="Text_20_body">
      <style:paragraph-properties fo:text-align="center" style:justify-single-word="false"/>
      <style:text-properties style:font-name="Arial" fo:font-size="16pt" fo:font-weight="bold" officeooo:rsid="00231ab3" officeooo:paragraph-rsid="00231ab3" style:font-size-asian="14pt" style:font-weight-asian="bold" style:font-size-complex="16pt" style:font-weight-complex="bold"/>
    </style:style>
    <style:style style:name="P7" style:family="paragraph" style:parent-style-name="Text_20_body">
      <style:paragraph-properties fo:text-align="start" style:justify-single-word="false">
        <style:tab-stops>
          <style:tab-stop style:position="13.695cm"/>
        </style:tab-stops>
      </style:paragraph-properties>
      <style:text-properties style:font-name="Arial" fo:font-size="12pt" fo:font-weight="normal" officeooo:rsid="00251645" officeooo:paragraph-rsid="00251645" style:font-size-asian="10.5pt" style:font-weight-asian="normal" style:font-size-complex="12pt" style:font-weight-complex="normal"/>
    </style:style>
    <style:style style:name="P8" style:family="paragraph" style:parent-style-name="Text_20_body">
      <style:paragraph-properties fo:text-align="center" style:justify-single-word="false"/>
      <style:text-properties style:font-name="Times new roman" fo:font-size="16pt" fo:font-weight="bold" officeooo:rsid="002208b9" officeooo:paragraph-rsid="002208b9" style:font-size-asian="14pt" style:font-weight-asian="bold" style:font-size-complex="16pt" style:font-weight-complex="bold"/>
    </style:style>
    <style:style style:name="P9" style:family="paragraph" style:parent-style-name="Text_20_body">
      <style:paragraph-properties fo:text-align="center" style:justify-single-word="false"/>
      <style:text-properties style:font-name="Times new roman" fo:font-size="12pt" fo:font-weight="normal" officeooo:rsid="002208b9" officeooo:paragraph-rsid="002208b9" style:font-size-asian="10.5pt" style:font-weight-asian="normal" style:font-size-complex="12pt" style:font-weight-complex="normal"/>
    </style:style>
    <style:style style:name="P10" style:family="paragraph" style:parent-style-name="Text_20_body">
      <style:text-properties officeooo:rsid="002bfc8f" officeooo:paragraph-rsid="002bfc8f"/>
    </style:style>
    <style:style style:name="P11" style:family="paragraph" style:parent-style-name="Text_20_body">
      <style:text-properties officeooo:rsid="00470f8b" officeooo:paragraph-rsid="00470f8b"/>
    </style:style>
    <style:style style:name="P12" style:family="paragraph" style:parent-style-name="Text_20_body">
      <style:text-properties officeooo:rsid="0027cd26" officeooo:paragraph-rsid="0027cd26"/>
    </style:style>
    <style:style style:name="P13" style:family="paragraph" style:parent-style-name="Text_20_body">
      <style:text-properties officeooo:rsid="002962ca" officeooo:paragraph-rsid="002962ca"/>
    </style:style>
    <style:style style:name="P14" style:family="paragraph" style:parent-style-name="Text_20_body">
      <style:text-properties officeooo:rsid="002f9eff" officeooo:paragraph-rsid="002f9eff"/>
    </style:style>
    <style:style style:name="P15" style:family="paragraph" style:parent-style-name="Text_20_body">
      <style:text-properties officeooo:rsid="0042d453" officeooo:paragraph-rsid="0042d453"/>
    </style:style>
    <style:style style:name="P16" style:family="paragraph" style:parent-style-name="Text_20_body">
      <style:text-properties officeooo:rsid="00490246" officeooo:paragraph-rsid="00490246"/>
    </style:style>
    <style:style style:name="P17" style:family="paragraph" style:parent-style-name="Text_20_body">
      <style:text-properties officeooo:rsid="004f48dd" officeooo:paragraph-rsid="004f48dd"/>
    </style:style>
    <style:style style:name="P18" style:family="paragraph" style:parent-style-name="Text_20_body">
      <style:text-properties officeooo:rsid="0051db18" officeooo:paragraph-rsid="0051db18"/>
    </style:style>
    <style:style style:name="P19" style:family="paragraph" style:parent-style-name="Heading_20_1">
      <style:paragraph-properties fo:break-before="page"/>
      <style:text-properties style:font-name="Times New Roman" officeooo:rsid="00277532" officeooo:paragraph-rsid="00277532"/>
    </style:style>
    <style:style style:name="P20" style:family="paragraph" style:parent-style-name="Heading_20_1">
      <style:text-properties officeooo:rsid="00470f8b" officeooo:paragraph-rsid="00470f8b"/>
    </style:style>
    <style:style style:name="P21" style:family="paragraph" style:parent-style-name="Heading_20_1">
      <style:text-properties officeooo:rsid="002bfc8f" officeooo:paragraph-rsid="002bfc8f"/>
    </style:style>
    <style:style style:name="P22" style:family="paragraph" style:parent-style-name="Heading_20_1">
      <style:text-properties officeooo:rsid="002ad9ac" officeooo:paragraph-rsid="002ad9ac"/>
    </style:style>
    <style:style style:name="P23" style:family="paragraph" style:parent-style-name="Heading_20_1">
      <style:paragraph-properties fo:break-before="page"/>
      <style:text-properties officeooo:rsid="0037856a" officeooo:paragraph-rsid="0037856a"/>
    </style:style>
    <style:style style:name="P24" style:family="paragraph" style:parent-style-name="Heading_20_2">
      <style:text-properties officeooo:rsid="00470f8b" officeooo:paragraph-rsid="00470f8b"/>
    </style:style>
    <style:style style:name="P25" style:family="paragraph" style:parent-style-name="Heading_20_2">
      <style:text-properties officeooo:rsid="00535e90" officeooo:paragraph-rsid="00535e90"/>
    </style:style>
    <style:style style:name="P26" style:family="paragraph" style:parent-style-name="Heading_20_2">
      <style:paragraph-properties fo:break-before="page"/>
      <style:text-properties officeooo:rsid="002da2cc" officeooo:paragraph-rsid="002da2cc"/>
    </style:style>
    <style:style style:name="P27" style:family="paragraph" style:parent-style-name="Standard" style:list-style-name="L4">
      <style:text-properties style:font-name="Times New Roman" fo:font-size="12pt" officeooo:paragraph-rsid="0037856a" style:font-size-asian="12pt" style:font-size-complex="12pt"/>
    </style:style>
    <style:style style:name="P28" style:family="paragraph" style:parent-style-name="Text_20_body" style:list-style-name="L1">
      <style:text-properties officeooo:rsid="002962ca" officeooo:paragraph-rsid="002962ca"/>
    </style:style>
    <style:style style:name="P29" style:family="paragraph" style:parent-style-name="Text_20_body" style:list-style-name="L1">
      <style:text-properties officeooo:rsid="0027cd26" officeooo:paragraph-rsid="0027cd26"/>
    </style:style>
    <style:style style:name="P30" style:family="paragraph" style:parent-style-name="Text_20_body" style:list-style-name="L2">
      <style:text-properties fo:font-weight="bold" officeooo:rsid="005735cc" officeooo:paragraph-rsid="005735cc" style:font-weight-asian="bold" style:font-weight-complex="bold"/>
    </style:style>
    <style:style style:name="P31" style:family="paragraph" style:parent-style-name="Text_20_body" style:list-style-name="L2">
      <style:text-properties fo:font-weight="bold" officeooo:rsid="00653b99" officeooo:paragraph-rsid="00653b99" style:font-weight-asian="bold" style:font-weight-complex="bold"/>
    </style:style>
    <style:style style:name="P32" style:family="paragraph" style:parent-style-name="Text_20_body" style:list-style-name="L2">
      <style:text-properties fo:font-weight="bold" officeooo:rsid="0066f293" officeooo:paragraph-rsid="0066f293" style:font-weight-asian="bold" style:font-weight-complex="bold"/>
    </style:style>
    <style:style style:name="P33" style:family="paragraph" style:parent-style-name="Text_20_body">
      <style:text-properties fo:font-weight="bold" officeooo:rsid="0067c784" officeooo:paragraph-rsid="0067c784" style:font-weight-asian="bold" style:font-weight-complex="bold"/>
    </style:style>
    <style:style style:name="P34" style:family="paragraph" style:parent-style-name="Text_20_body" style:list-style-name="L3">
      <style:text-properties officeooo:rsid="00314433" officeooo:paragraph-rsid="00314433"/>
    </style:style>
    <style:style style:name="P35" style:family="paragraph" style:parent-style-name="Text_20_body" style:list-style-name="L4">
      <style:text-properties officeooo:paragraph-rsid="0037856a"/>
    </style:style>
    <style:style style:name="P36" style:family="paragraph" style:parent-style-name="Text_20_body" style:list-style-name="L4">
      <style:paragraph-properties fo:margin-top="0cm" fo:margin-bottom="0cm" style:contextual-spacing="false"/>
      <style:text-properties style:font-name="Times New Roman" fo:font-size="12pt" style:font-size-asian="12pt" style:font-size-complex="12pt"/>
    </style:style>
    <style:style style:name="P37" style:family="paragraph" style:parent-style-name="Text_20_body">
      <style:text-properties officeooo:rsid="0060f98f" officeooo:paragraph-rsid="0060f98f"/>
    </style:style>
    <style:style style:name="P38" style:family="paragraph" style:parent-style-name="Text_20_body">
      <style:text-properties officeooo:rsid="00612eb9" officeooo:paragraph-rsid="00612eb9"/>
    </style:style>
    <style:style style:name="P39" style:family="paragraph" style:parent-style-name="Text_20_body">
      <style:text-properties officeooo:rsid="0061993f" officeooo:paragraph-rsid="0061993f"/>
    </style:style>
    <style:style style:name="T1" style:family="text">
      <style:text-properties officeooo:rsid="002962ca"/>
    </style:style>
    <style:style style:name="T2" style:family="text">
      <style:text-properties officeooo:rsid="00296a95"/>
    </style:style>
    <style:style style:name="T3" style:family="text">
      <style:text-properties officeooo:rsid="002c1cc8"/>
    </style:style>
    <style:style style:name="T4" style:family="text">
      <style:text-properties officeooo:rsid="00314433"/>
    </style:style>
    <style:style style:name="T5" style:family="text">
      <style:text-properties officeooo:rsid="00325caf"/>
    </style:style>
    <style:style style:name="T6" style:family="text">
      <style:text-properties fo:font-style="italic"/>
    </style:style>
    <style:style style:name="T7" style:family="text">
      <style:text-properties officeooo:rsid="003b9f70"/>
    </style:style>
    <style:style style:name="T8" style:family="text">
      <style:text-properties officeooo:rsid="003e53fd"/>
    </style:style>
    <style:style style:name="T9" style:family="text">
      <style:text-properties officeooo:rsid="003e9ddb"/>
    </style:style>
    <style:style style:name="T10" style:family="text">
      <style:text-properties officeooo:rsid="0042a303"/>
    </style:style>
    <style:style style:name="T11" style:family="text">
      <style:text-properties officeooo:rsid="0043ee01"/>
    </style:style>
    <style:style style:name="T12" style:family="text">
      <style:text-properties officeooo:rsid="00490246"/>
    </style:style>
    <style:style style:name="T13" style:family="text">
      <style:text-properties officeooo:rsid="004aa2e4"/>
    </style:style>
    <style:style style:name="T14" style:family="text">
      <style:text-properties officeooo:rsid="004b7649"/>
    </style:style>
    <style:style style:name="T15" style:family="text">
      <style:text-properties fo:font-weight="normal" style:font-weight-asian="normal" style:font-weight-complex="normal"/>
    </style:style>
    <style:style style:name="T16" style:family="text">
      <style:text-properties fo:font-weight="normal" officeooo:rsid="0058005b" style:font-weight-asian="normal" style:font-weight-complex="normal"/>
    </style:style>
    <style:style style:name="T17" style:family="text">
      <style:text-properties fo:font-weight="normal" officeooo:rsid="0060f98f" style:font-weight-asian="normal" style:font-weight-complex="normal"/>
    </style:style>
    <style:style style:name="T18" style:family="text">
      <style:text-properties fo:font-weight="normal" officeooo:rsid="0063be48" style:font-weight-asian="normal" style:font-weight-complex="normal"/>
    </style:style>
    <style:style style:name="T19" style:family="text">
      <style:text-properties fo:font-weight="normal" officeooo:rsid="0065f5f3" style:font-weight-asian="normal" style:font-weight-complex="normal"/>
    </style:style>
    <style:style style:name="T20" style:family="text">
      <style:text-properties officeooo:rsid="00612eb9"/>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66f293" style:font-style-asian="normal" style:font-weight-asian="normal" style:font-style-complex="normal" style:font-weight-complex="normal"/>
    </style:style>
    <style:style style:name="T24" style:family="text">
      <style:text-properties fo:font-style="normal" fo:font-weight="normal" officeooo:rsid="0069130e" style:font-style-asian="normal" style:font-weight-asian="normal" style:font-style-complex="normal" style:font-weight-complex="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olitechnika Opolska</text:p>
      <text:p text:style-name="P3">Wydział Elektrotechniki, Automatyki i Informatyki</text:p>
      <text:p text:style-name="P3">Instytut ...</text:p>
      <text:p text:style-name="P3"/>
      <text:p text:style-name="P3"/>
      <text:p text:style-name="P2">PRACA DYPLOMOWA</text:p>
      <text:p text:style-name="P3">Studia pierwszego stopnia</text:p>
      <text:p text:style-name="P3">stacjonarne</text:p>
      <text:p text:style-name="P3">Informatyka</text:p>
      <text:p text:style-name="P3"/>
      <text:p text:style-name="P3"/>
      <text:p text:style-name="P6">PROJEKT I IMPLEMENTACJA SYSTEMU DO ZARZĄDZANIA FARMĄ MASZYN DO RENDEROWANIA SCEN I ANIMACJI</text:p>
      <text:p text:style-name="P6"/>
      <text:p text:style-name="P6"/>
      <text:p text:style-name="P6"/>
      <text:p text:style-name="P6"/>
      <text:p text:style-name="P6"/>
      <text:p text:style-name="P6"/>
      <text:p text:style-name="P6"/>
      <text:p text:style-name="P6"/>
      <text:p text:style-name="P6"/>
      <text:p text:style-name="P6"/>
      <text:p text:style-name="P7">Promotor:<text:tab/>Pracę wykonał:</text:p>
      <text:p text:style-name="P7">dr. inż. Anna Zatwarnicka<text:tab/>Robin Schyboll</text:p>
      <text:p text:style-name="P7"><text:tab/>nr albumu: 97763</text:p>
      <text:p text:style-name="P4"/>
      <text:p text:style-name="P5"/>
      <text:p text:style-name="P5"/>
      <text:p text:style-name="P8">Projekt i implementacja systemu do zarządzania farmą maszyn do renderowania scen i animacji</text:p>
      <text:p text:style-name="P9"/>
      <text:p text:style-name="P9"/>
      <text:p text:style-name="P9"/>
      <text:p text:style-name="P9"/>
      <text:p text:style-name="P9"/>
      <text:p text:style-name="P9"/>
      <text:p text:style-name="P9"/>
      <text:p text:style-name="P8">Design and implementation of a system for managing a machine farm for rendering scenes and animations</text:p>
      <text:p text:style-name="P9"/>
      <text:h text:style-name="P19" text:outline-level="1">Cel i zakres pracy</text:h>
      <text:p text:style-name="P12">Celem niniejszej pracy jest zaprojektowanie oraz implementacja systemu, którego zadaniem będzie pobieranie scen lub animacji od użytkownika, rozdzielenie ich pomiędzy maszynami renderującymi, wyrenderowanie ich oraz pobranie od nich wyniku renderowania oraz udostępnienie go użytkownikowi.</text:p>
      <text:p text:style-name="P12">Aplikacja będzie składała się z trzech elementów:</text:p>
      <text:list xml:id="list1565193904" text:style-name="L1">
        <text:list-item>
          <text:p text:style-name="P28">Serwera</text:p>
        </text:list-item>
        <text:list-item>
          <text:p text:style-name="P29">Aplikacji renderującej</text:p>
        </text:list-item>
        <text:list-item>
          <text:p text:style-name="P29">Strony internetowej</text:p>
        </text:list-item>
      </text:list>
      <text:p text:style-name="P12">Co będzie wymagało <text:span text:style-name="T1">zaprojektowania każdej z nich z osobna, ale też uwzględnienia w jaki sposób każdy z tych elementów będzie się ze sobą komunikować.</text:span></text:p>
      <text:p text:style-name="P13">Po zaprojektowaniu wymagane będzie wybranie technologii które zostaną użyte w danym projekcie, jakie języki programowania oraz biblioteki zostaną użyte w implementacji całego systemu.</text:p>
      <text:p text:style-name="P13">Kolejnym etapem będzie sama implementacja systemu, przetestowanie go, oraz rozwiązanie potencjalnych problemów wynikających z błędnej implementacji lub zmiana projektu <text:span text:style-name="T2">jeśli będzie to konieczne.</text:span></text:p>
      <text:h text:style-name="P20" text:outline-level="1">Wstęp</text:h>
      <text:h text:style-name="P24" text:outline-level="2">Motywacja</text:h>
      <text:p text:style-name="P11"><text:tab/>Grafika komputerowa w ostatnich latach zyskała bardzo na popularności, zarówno wśród zastosowań zawodowych, jak i w przypadku zastosowań hobbystycznych. Używa się jej w efektach specjalnych (VFX) w wysokobudżetowych filmach, <text:span text:style-name="T12">wizualizacjach architektonicznych (archviz), ale też np. w modelowaniu figurek do druku 3d lub w zastosowaniach medycznych do modelowania protez dla pacjentów, lub wizualizacji wewnętrznych organów lub całych procesów medycznych.</text:span></text:p>
      <text:p text:style-name="P16">Używa się jej w coraz większej ilości miejsc, a wraz z ilością zastosowań, rosną też możliwości tych programów, programiści pracujący nad nimi ulepszają je z dnia na dzień, zwiększając ich możliwości, dając użytkownikowi coraz więcej narzędzi automatyzujących różne procesy, czy też zwiększając realizm przygotowywanych wizualizacji poprzez tworzenie coraz lepszych silników renderujących.</text:p>
      <text:p text:style-name="P16">Jednakże wraz z <text:s/>wzrostem możliwości tych programów, rosną także ich wymagania sprzętowe. Bardzo często wyrenderowanie nawet prostej animacji, może zająć od paru godzin, do <text:span text:style-name="T13">paru dni lub nawet tygodni w przypadku większych projektów, w zależności od sprzętu </text:span><text:span text:style-name="T14">na którym jest ona renderowana.</text:span></text:p>
      <text:p text:style-name="P17">Takie czasy są bardzo często nierealistyczne dla firm zajmujących się tym zawodowo, a co dopiero dla hobbystów, którzy mogą nie posiadać odpowiednio wydajnego sprzętu, do wyrenderowania swojego projektu.</text:p>
      <text:p text:style-name="P18">W takich sytuacjach rozwiązaniem może być użycie wielu maszyn na raz, do wyrenderowania danej animacji, jednakże większość oprogramowań nie posiada wbudowanego wsparcia do takich operacji, a <text:soft-page-break/>ręczne zarządzanie i rozdzielanie zadań pomiędzy dużą ilością maszyn może okazać się bardzo nieefektywne, jeśli nie niemożliwe.</text:p>
      <text:h text:style-name="Heading_20_2" text:outline-level="2">Podsumowanie teoretyczne</text:h>
      <text:h text:style-name="P25" text:outline-level="2">Przegląd dostępnych rozwiązań</text:h>
      <text:p text:style-name="P37">Na rynku istnieje wiele serwisów które umożliwiają <text:span text:style-name="T20">wyrenderowanie projektów z Blendera na ich własnych maszynach za odpowiednią opłatą, większość z nich jednak nie udostępnia oprogramowania z którego korzystają, przez co nie możliwe jest uruchomienie takiego systemu na własnym sprzęcie. </text:span></text:p>
      <text:p text:style-name="P38">Istnieją także otwarto źródłowe oprogramowania umożliwiające uruchomienie takich systemów na swoich maszynach, jednakże część z nich posiada różnego rodzaju ograniczenia, lub jest zrobiona pod konkretne oprogramowanie do grafiki 3d, przez co niemożliwe jest renderowanie w nich projektów z aplikacji Blender.</text:p>
      <text:p text:style-name="P39">Z gotowych systemów posiadających wsparcie do Blendera mamy między innymi:</text:p>
      <text:list xml:id="list3990193724" text:style-name="L2">
        <text:list-item>
          <text:p text:style-name="P30">Flamenco –<text:span text:style-name="T15"> jest to </text:span><text:span text:style-name="T16">system </text:span><text:span text:style-name="T17">do rozproszonego renderowania, enkodowania lub tworzenia w symulacji stworzony </text:span><text:span text:style-name="T18">specjalnie do programu Blender, jako że został on stworzony przez fundację Blendera. Jest on otwarto źródłowy, tak samo jak sam Blender, co pozwala społeczności brać aktywny udział w jego rozwoju, </text:span><text:span text:style-name="T19">oraz jest darmowy w użytku</text:span><text:span text:style-name="T18">. Jest to najpopularniejsze obecnie rozwiązanie do renderowania rozproszonego.</text:span></text:p>
        </text:list-item>
        <text:list-item>
          <text:p text:style-name="P31">Crowdrender –<text:span text:style-name="T22"> </text:span><text:span text:style-name="T23">jest to system do rozproszonego renderowania do programu Blender. Jest on tworzony przez prywatną firmę, która udostępnia za darmo starsze wersje systemu, jednakże wymaga opłaty aby korzystać z najbardziej aktualnej. Posiada on złożone algorytmy do rozdzielania zarówno animacji jak i pojedyńczych klatek na wiele maszyn, oraz jest on w 100% z integrowany z blenderem, dzięki czemu nie jest konieczne korzystanie z aplikacji zewnętrznych.</text:span></text:p>
        </text:list-item>
        <text:list-item>
          <text:p text:style-name="P32"><text:span text:style-name="T21">Pandora </text:span><text:span text:style-name="T22">– jest to system do rozproszonego renderowania do programów Blender, Houdini, Maya oraz 3ds Max. Jest on tworzony przez prywatną firmę, jednakże jest on udostępniany za darmo. Posiada on ograniczone integracje z programami graficznymi, jednakże wspiera on ich dużą ilość, oraz wspiera także możliwość tworzenia symulacji w oprogramowaniu Houdini.</text:span></text:p>
        </text:list-item>
      </text:list>
      <text:p text:style-name="P33"><text:span text:style-name="T22">Istnieje także wiele innych tego typu rozwiązań, </text:span><text:span text:style-name="T24">o różnych możliwościach</text:span><text:span text:style-name="T22">. </text:span></text:p>
      <text:p text:style-name="P33"><text:span text:style-name="T22">Z tych wymienionych natomiast, tylko crowdrender posiada możliwość rozdzielenia pojedyńczej klatki na wiele maszyn, i jest to proces który wymaga ręcznej optymalizacji, tzn. System sam nie dobiera odpowiednich parametrów tak aby jak najlepiej rozdzielić daną klatkę, to musi wykonać użytkownik korzystający z niego.</text:span></text:p>
      <text:h text:style-name="P21" text:outline-level="1">Struktura projektu</text:h>
      <text:h text:style-name="P22" text:outline-level="1">Zastosowane technologie</text:h>
      <text:p text:style-name="P10">W projekcie składającym się z tylu części, z których każda ma inne zastosowanie, oraz inne wymagania, konieczne jest dobranie odpowiednich technologii, w zależności od tych wymagań. Dobranie nieprawidłowej technologii może skutkować w najgorszym wypadku nieprawidłowym <text:soft-page-break/>działaniem całego systemu, a w najlepszym koniecznością poświęcenia dodatkowego czasu nad implementacją. </text:p>
      <text:p text:style-name="P10">Z tego powodu <text:span text:style-name="T3">należy przejrzeć różne technologie dla każdej z części, oraz sprawdzić które z nich najlepiej się nadają dla danego zastosowania.</text:span></text:p>
      <text:h text:style-name="P26" text:outline-level="2">Renderowanie</text:h>
      <text:p text:style-name="P14">Tworząc system, którego zadaniem będzie renderowanie projektów od użytkowników, należy w pierwszej kolejności ustalić, <text:span text:style-name="T4">które z programów do grafiki trójwymiarowej będzie on obsługiwać. </text:span></text:p>
      <text:p text:style-name="Text_20_body">Lista programów zajmujących się tym tematem jest ogromna, do najpopularniejszych programów należą między innymi (w nawiasach podane ceny licencji dla indywidualnych artystów lub dla projektów Indie):</text:p>
      <text:list xml:id="list551666233" text:style-name="L3">
        <text:list-item>
          <text:p text:style-name="P34">Autodesk Maya ($<text:span text:style-name="T5">215/</text:span><text:span text:style-name="T8">miesiąc</text:span><text:span text:style-name="T5">) </text:span><text:span text:style-name="T7">[1]</text:span></text:p>
        </text:list-item>
        <text:list-item>
          <text:p text:style-name="P34">Houdini ($<text:span text:style-name="T9">269/</text:span>rok) <text:span text:style-name="T10">[2]</text:span></text:p>
        </text:list-item>
      </text:list>
      <text:p text:style-name="P15">Ze względu na ograniczenia finansowe, system jest tworzony pod oprogramowanie Blender, <text:span text:style-name="T11">jako że z darmowych aplikacji, jest ono najpopularniejsze.</text:span></text:p>
      <text:h text:style-name="P23" text:outline-level="1">Bibliografia</text:h>
      <text:list xml:id="list1167030511" text:style-name="L4">
        <text:list-item>
          <text:p text:style-name="P36">Autodesk. “Maya Software | Get Prices and Buy Maya 2022 | Autodesk.” <text:span text:style-name="T6">Autodesk | 3D Design, Engineering &amp; Construction Software</text:span>, 13 Dec. 2021, https://www.autodesk.com/products/maya/overview.</text:p>
        </text:list-item>
        <text:list-item>
          <text:p text:style-name="P27">Houdini. “Houdini Store | SideFX.” <text:span text:style-name="T6">Houdini - 3D Modeling, Animation, VFX, Look Development, Lighting and Rendering | SideFX</text:span>, https://www.sidefx.com/buy/#houdini-indie. Accessed 14 Dec. 2021.</text:p>
          <text:p text:style-name="P35"/>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szl" fo:country="P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szl" fo:country="P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style:text-properties officeooo:rsid="0031443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szl" fo:country="PL"/>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2:08:19.895148068</meta:creation-date>
    <meta:generator>LibreOffice/7.2.3.2$Linux_X86_64 LibreOffice_project/20$Build-2</meta:generator>
    <dc:date>2021-12-14T21:08:36.521533892</dc:date>
    <meta:editing-duration>PT2H45M9S</meta:editing-duration>
    <meta:editing-cycles>57</meta:editing-cycles>
    <meta:document-statistic meta:table-count="0" meta:image-count="0" meta:object-count="0" meta:page-count="7" meta:paragraph-count="52" meta:word-count="946" meta:character-count="7011" meta:non-whitespace-character-count="6126"/>
  </office:meta>
</office:document-meta>
</file>